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kway briefing 3-we will be referring to our white board for more detailed information not included in this document</text:p>
      <text:p text:style-name="Standard"/>
      <text:p text:style-name="Standard">Who: Harry Jones and Isaac Gang are responsible for the disrupt of the security at the 2012 summer Olympic Games in London.</text:p>
      <text:p text:style-name="Standard"/>
      <text:list xml:id="list89877022" text:style-name="L1">
        <text:list-item>
          <text:p text:style-name="P1">Isaac Gang was denied the privilege of participating in the Olympic Games in London as a representative of South Sudan, angering him which is visible in the transcript of an </text:p>
          <text:p text:style-name="P1">email between him and Harry Jones. Isaac states “Didn't make the team. This sucks. I am pissed. I want to do something. Call me” Later in a text, Harry asks Isaac what he was going to do and isaac's exact words were “dunno. But I wanna do sumthg. I shoulda been picked. They denied me.”</text:p>
        </text:list-item>
        <text:list-item>
          <text:p text:style-name="P1">Harry Jones was Isaac's college roommate at Southern Mississppi 2002-2003 and 2003-2004</text:p>
        </text:list-item>
        <text:list-item>
          <text:p text:style-name="P1">In college, Isaac, along with the group Phreaking 5ph1nct3rz*, successfully gained access to the 5<text:span text:style-name="T1">th</text:span> floor of the computer science building without authorization </text:p>
        </text:list-item>
        <text:list-item>
          <text:p text:style-name="P1">Harry is a suspected member of the hacking groups Emanon and Anonymous under the name of Comrade. These are both groups that Firegirl is a member of</text:p>
        </text:list-item>
        <text:list-item>
          <text:p text:style-name="P1">Isaac and Harry are both known members of the phreaking group P5's. This is shown through an sms transcript between Harry and Isaac on May 18, 2012</text:p>
        </text:list-item>
        <text:list-item>
          <text:p text:style-name="P1">Olivia Jones is Harry Jones' sister and she is a tenant of the civilian building that is housing a missle system and feels endangered. She is requesting help from Harry</text:p>
        </text:list-item>
        <text:list-item>
          <text:p text:style-name="P1">After gaining knowledge of Olivia's situation, Harry contacted Isaac asking for help with security systems and about previous hacking experiences that the two had with the P5's</text:p>
        </text:list-item>
      </text:list>
      <text:list xml:id="list2119693802" text:style-name="L3">
        <text:list-header>
          <text:p text:style-name="P2"/>
        </text:list-header>
      </text:list>
      <text:p text:style-name="Standard">Why: </text:p>
      <text:list xml:id="list526691410" text:style-name="L4">
        <text:list-item>
          <text:p text:style-name="P3">Isaac was not selected to be a part of the South Sudan Olympic team. He disagreed with that decision, making him vulnerable to recruitment to disrupt the Olympics</text:p>
        </text:list-item>
        <text:list-item>
          <text:p text:style-name="P3">Isaac has a computer science degree and an electrical engineering degree which make him knowledgeable and able to build and modify the Wave Bubble jammer and shut down the security system</text:p>
        </text:list-item>
        <text:list-item>
          <text:p text:style-name="P3">Olivia Jones is fearful of having soldiers and missiles stationed at her place of residence</text:p>
        </text:list-item>
        <text:list-item>
          <text:p text:style-name="P3">She contacted Harry and asked for assistance, allowing the opportunity for Harry and Isaac to build on Isaac's disappointment from not being selected </text:p>
        </text:list-item>
        <text:list-item>
          <text:p text:style-name="P3">Logs show that Isaac accessed web pages relating to electronic equipment and electronic literature as well as the Party City website to buy costume accessories such as a V for Vendetta mask that is seen in pictures from a protest regarding the missiles being housed on the building</text:p>
        </text:list-item>
        <text:list-item>
          <text:p text:style-name="P3">We know that from a DHS document that the security cameras were broadcasting and were subject to a denial service attack </text:p>
        </text:list-item>
        <text:list-item>
          <text:p text:style-name="P3">The Wave Bubble works off of denial service </text:p>
        </text:list-item>
        <text:list-item>
          <text:p text:style-name="P3">Other website records show evidence of Isaac asking how to construct a device (S7-1200) to control systems through the Internet </text:p>
        </text:list-item>
        <text:list-item>
          <text:p text:style-name="P3">We believe that he is attempting to control the Wave Bubbles through this device</text:p>
        </text:list-item>
      </text:list>
      <text:p text:style-name="Standard"/>
      <text:p text:style-name="Standard">Government Response:</text:p>
      <text:list xml:id="list1889507361" text:style-name="L5">
        <text:list-item>
          <text:p text:style-name="P4">Because this incident is outside the jurisdiction of the united states federal government, we will leave judicial action to the government of the united kingdom</text:p>
        </text:list-item>
        <text:list-item>
          <text:p text:style-name="P4">However, we will assist that investigation by a thorough interrogation of known American <text:soft-page-break/>affiliates both friends and family and also connections in hacking circles.</text:p>
        </text:list-item>
        <text:list-item>
          <text:p text:style-name="P4">We understand the global impact of the event and will do all in our power to keep Americans in the United kingdom saf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yber Discovery</meta:initial-creator>
    <meta:creation-date>2012-07-26T16:42:41</meta:creation-date>
    <dc:date>2012-07-26T17:28:10</dc:date>
    <dc:creator>Cyber Discovery</dc:creator>
    <meta:editing-duration>PT00H29M55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24" meta:word-count="577" meta:character-count="3321"/>
  </office:meta>
</office:document-meta>
</file>